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43.6mm"/>
    </style:style>
    <style:style style:name="co3" style:family="table-column">
      <style:table-column-properties fo:break-before="auto" style:column-width="26.16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solid" style:text-underline-width="auto" style:text-underline-color="font-color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標楷體" fo:font-size="20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20pt" style:font-size-complex="2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4" table:default-cell-style-name="ce7"/>
        <table:table-column table:style-name="co2" table:default-cell-style-name="ce7"/>
        <table:table-column table:style-name="co3" table:default-cell-style-name="ce7"/>
        <table:table-column table:style-name="co1" table:number-columns-repeated="241" table:default-cell-style-name="ce7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　　　<text:span text:style-name="T1">部門費用分攤設定表</text:span></text:p>
          </table:table-cell>
          <table:covered-table-cell table:number-columns-repeated="15" table:style-name="ce8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4" table:number-rows-spanned="1">
            <text:p>　　年　　月　　日</text:p>
          </table:table-cell>
          <table:covered-table-cell table:number-columns-repeated="3" table:style-name="ce9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3" table:number-rows-spanned="1">
            <text:p>部門</text:p>
          </table:table-cell>
          <table:covered-table-cell table:style-name="ce10">
            <draw:line table:end-cell-address="Sheet1.C6" table:end-x="17.96mm" table:end-y="0.28mm" draw:z-index="0" draw:name="線條 2" draw:style-name="gr1" draw:text-style-name="P1" svg:x1="9.73mm" svg:y1="0.28mm" svg:x2="35.9mm" svg:y2="26.69mm">
              <text:p/>
            </draw:line>
          </table:covered-table-cell>
          <table:covered-table-cell table:style-name="ce14"/>
          <table:table-cell table:style-name="ce18" office:value-type="string" calcext:value-type="string" table:number-columns-spanned="6" table:number-rows-spanned="1">
            <text:p>服　　務　　部　　門</text:p>
          </table:table-cell>
          <table:covered-table-cell table:number-columns-repeated="4" table:style-name="ce21"/>
          <table:covered-table-cell table:style-name="ce22"/>
          <table:table-cell table:style-name="ce18" office:value-type="string" calcext:value-type="string" table:number-columns-spanned="5" table:number-rows-spanned="1">
            <text:p>生　　產　　部　　門</text:p>
          </table:table-cell>
          <table:covered-table-cell table:number-columns-repeated="3" table:style-name="ce21"/>
          <table:covered-table-cell table:style-name="ce22"/>
          <table:table-cell table:style-name="ce18" office:value-type="string" calcext:value-type="string" table:number-columns-spanned="1" table:number-rows-spanned="3">
            <text:p>設定說明</text:p>
          </table:table-cell>
          <table:table-cell table:style-name="ce18" office:value-type="string" calcext:value-type="string" table:number-columns-spanned="1" table:number-rows-spanned="3">
            <text:p>備註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 table:number-columns-spanned="3" table:number-rows-spanned="1">
            <text:p>金額或比率</text:p>
            <draw:line table:end-cell-address="Sheet1.B6" table:end-x="14.97mm" table:end-y="0.28mm" draw:z-index="1" draw:name="線條 3" draw:style-name="gr1" draw:text-style-name="P1" svg:x1="0.25mm" svg:y1="0.28mm" svg:x2="32.9mm" svg:y2="17.89mm">
              <text:p/>
            </draw:line>
          </table:table-cell>
          <table:covered-table-cell table:style-name="ce11"/>
          <table:covered-table-cell table:style-name="ce15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covered-table-cell table:number-columns-repeated="2" table:style-name="ce23"/>
          <table:table-cell table:number-columns-repeated="1008"/>
        </table:table-row>
        <table:table-row table:style-name="ro3">
          <table:table-cell table:style-name="ce5" office:value-type="string" calcext:value-type="string" table:number-columns-spanned="3" table:number-rows-spanned="1">
            <text:p>費用項目</text:p>
          </table:table-cell>
          <table:covered-table-cell table:style-name="ce12"/>
          <table:covered-table-cell table:style-name="ce16"/>
          <table:covered-table-cell table:number-columns-repeated="11" table:style-name="ce19"/>
          <table:covered-table-cell table:number-columns-repeated="2" table:style-name="ce24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19:53:41</meta:creation-date>
    <dc:creator>QQ</dc:creator>
    <dc:date>2004-04-12T20:00:46</dc:date>
    <meta:document-statistic meta:table-count="1" meta:cell-count="9" meta:object-count="2"/>
    <meta:generator>LibreOffice/5.1.1.3$Windows_x86 LibreOffice_project/89f508ef3ecebd2cfb8e1def0f0ba9a803b88a6d</meta:generator>
  </office:meta>
</office:document-meta>
</file>